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2353" calcext:value-type="float">
            <text:p>2353</text:p>
          </table:table-cell>
          <table:table-cell table:formula="of:=FLOOR([.A1]*0.2)" office:value-type="float" office:value="470" calcext:value-type="float">
            <text:p>470</text:p>
          </table:table-cell>
          <table:table-cell table:formula="of:=FLOOR([.A1]*0.4)" office:value-type="float" office:value="941" calcext:value-type="float">
            <text:p>941</text:p>
          </table:table-cell>
          <table:table-cell table:formula="of:=FLOOR([.A1]*0.6)" office:value-type="float" office:value="1411" calcext:value-type="float">
            <text:p>1411</text:p>
          </table:table-cell>
          <table:table-cell table:formula="of:=[.B1]*(1/60)" office:value-type="float" office:value="7.83333333333333" calcext:value-type="float">
            <text:p>7.83333333333333</text:p>
          </table:table-cell>
          <table:table-cell table:formula="of:=[.C1]*(1/60)" office:value-type="float" office:value="15.6833333333333" calcext:value-type="float">
            <text:p>15.6833333333333</text:p>
          </table:table-cell>
          <table:table-cell table:formula="of:=[.D1]*(1/60)" office:value-type="float" office:value="23.5166666666667" calcext:value-type="float">
            <text:p>23.5166666666667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table:formula="of:=FLOOR([.A2]*0.2)" office:value-type="float" office:value="520" calcext:value-type="float">
            <text:p>520</text:p>
          </table:table-cell>
          <table:table-cell table:formula="of:=FLOOR([.A2]*0.4)" office:value-type="float" office:value="1041" calcext:value-type="float">
            <text:p>1041</text:p>
          </table:table-cell>
          <table:table-cell table:formula="of:=FLOOR([.A2]*0.6)" office:value-type="float" office:value="1561" calcext:value-type="float">
            <text:p>1561</text:p>
          </table:table-cell>
          <table:table-cell table:formula="of:=[.B2]*(1/60)" office:value-type="float" office:value="8.66666666666667" calcext:value-type="float">
            <text:p>8.66666666666667</text:p>
          </table:table-cell>
          <table:table-cell table:formula="of:=[.C2]*(1/60)" office:value-type="float" office:value="17.35" calcext:value-type="float">
            <text:p>17.35</text:p>
          </table:table-cell>
          <table:table-cell table:formula="of:=[.D2]*(1/60)" office:value-type="float" office:value="26.0166666666667" calcext:value-type="float">
            <text:p>26.0166666666667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table:formula="of:=FLOOR([.A3]*0.2)" office:value-type="float" office:value="726" calcext:value-type="float">
            <text:p>726</text:p>
          </table:table-cell>
          <table:table-cell table:formula="of:=FLOOR([.A3]*0.4)" office:value-type="float" office:value="1452" calcext:value-type="float">
            <text:p>1452</text:p>
          </table:table-cell>
          <table:table-cell table:formula="of:=FLOOR([.A3]*0.6)" office:value-type="float" office:value="2178" calcext:value-type="float">
            <text:p>2178</text:p>
          </table:table-cell>
          <table:table-cell table:formula="of:=[.B3]*(1/60)" office:value-type="float" office:value="12.1" calcext:value-type="float">
            <text:p>12.1</text:p>
          </table:table-cell>
          <table:table-cell table:formula="of:=[.C3]*(1/60)" office:value-type="float" office:value="24.2" calcext:value-type="float">
            <text:p>24.2</text:p>
          </table:table-cell>
          <table:table-cell table:formula="of:=[.D3]*(1/60)" office:value-type="float" office:value="36.3" calcext:value-type="float">
            <text:p>36.3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formula="of:=FLOOR([.A4]*0.2)" office:value-type="float" office:value="265" calcext:value-type="float">
            <text:p>265</text:p>
          </table:table-cell>
          <table:table-cell table:formula="of:=FLOOR([.A4]*0.4)" office:value-type="float" office:value="530" calcext:value-type="float">
            <text:p>530</text:p>
          </table:table-cell>
          <table:table-cell table:formula="of:=FLOOR([.A4]*0.6)" office:value-type="float" office:value="795" calcext:value-type="float">
            <text:p>795</text:p>
          </table:table-cell>
          <table:table-cell table:formula="of:=[.B4]*(1/60)" office:value-type="float" office:value="4.41666666666667" calcext:value-type="float">
            <text:p>4.41666666666667</text:p>
          </table:table-cell>
          <table:table-cell table:formula="of:=[.C4]*(1/60)" office:value-type="float" office:value="8.83333333333333" calcext:value-type="float">
            <text:p>8.83333333333333</text:p>
          </table:table-cell>
          <table:table-cell table:formula="of:=[.D4]*(1/60)" office:value-type="float" office:value="13.25" calcext:value-type="float">
            <text:p>13.25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table:formula="of:=FLOOR([.A5]*0.2)" office:value-type="float" office:value="447" calcext:value-type="float">
            <text:p>447</text:p>
          </table:table-cell>
          <table:table-cell table:formula="of:=FLOOR([.A5]*0.4)" office:value-type="float" office:value="894" calcext:value-type="float">
            <text:p>894</text:p>
          </table:table-cell>
          <table:table-cell table:formula="of:=FLOOR([.A5]*0.6)" office:value-type="float" office:value="1341" calcext:value-type="float">
            <text:p>1341</text:p>
          </table:table-cell>
          <table:table-cell table:formula="of:=[.B5]*(1/60)" office:value-type="float" office:value="7.45" calcext:value-type="float">
            <text:p>7.45</text:p>
          </table:table-cell>
          <table:table-cell table:formula="of:=[.C5]*(1/60)" office:value-type="float" office:value="14.9" calcext:value-type="float">
            <text:p>14.9</text:p>
          </table:table-cell>
          <table:table-cell table:formula="of:=[.D5]*(1/60)" office:value-type="float" office:value="22.35" calcext:value-type="float">
            <text:p>22.35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table:formula="of:=FLOOR([.A6]*0.2)" office:value-type="float" office:value="561" calcext:value-type="float">
            <text:p>561</text:p>
          </table:table-cell>
          <table:table-cell table:formula="of:=FLOOR([.A6]*0.4)" office:value-type="float" office:value="1123" calcext:value-type="float">
            <text:p>1123</text:p>
          </table:table-cell>
          <table:table-cell table:formula="of:=FLOOR([.A6]*0.6)" office:value-type="float" office:value="1684" calcext:value-type="float">
            <text:p>1684</text:p>
          </table:table-cell>
          <table:table-cell table:formula="of:=[.B6]*(1/60)" office:value-type="float" office:value="9.35" calcext:value-type="float">
            <text:p>9.35</text:p>
          </table:table-cell>
          <table:table-cell table:formula="of:=[.C6]*(1/60)" office:value-type="float" office:value="18.7166666666667" calcext:value-type="float">
            <text:p>18.7166666666667</text:p>
          </table:table-cell>
          <table:table-cell table:formula="of:=[.D6]*(1/60)" office:value-type="float" office:value="28.0666666666667" calcext:value-type="float">
            <text:p>28.0666666666667</text:p>
          </table:table-cell>
        </table:table-row>
        <table:table-row table:style-name="ro1">
          <table:table-cell office:value-type="float" office:value="4381" calcext:value-type="float">
            <text:p>4381</text:p>
          </table:table-cell>
          <table:table-cell table:formula="of:=FLOOR([.A7]*0.2)" office:value-type="float" office:value="876" calcext:value-type="float">
            <text:p>876</text:p>
          </table:table-cell>
          <table:table-cell table:formula="of:=FLOOR([.A7]*0.4)" office:value-type="float" office:value="1752" calcext:value-type="float">
            <text:p>1752</text:p>
          </table:table-cell>
          <table:table-cell table:formula="of:=FLOOR([.A7]*0.6)" office:value-type="float" office:value="2628" calcext:value-type="float">
            <text:p>2628</text:p>
          </table:table-cell>
          <table:table-cell table:formula="of:=[.B7]*(1/60)" office:value-type="float" office:value="14.6" calcext:value-type="float">
            <text:p>14.6</text:p>
          </table:table-cell>
          <table:table-cell table:formula="of:=[.C7]*(1/60)" office:value-type="float" office:value="29.2" calcext:value-type="float">
            <text:p>29.2</text:p>
          </table:table-cell>
          <table:table-cell table:formula="of:=[.D7]*(1/60)"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FLOOR([.A8]*0.2)" office:value-type="float" office:value="132" calcext:value-type="float">
            <text:p>132</text:p>
          </table:table-cell>
          <table:table-cell table:formula="of:=FLOOR([.A8]*0.4)" office:value-type="float" office:value="265" calcext:value-type="float">
            <text:p>265</text:p>
          </table:table-cell>
          <table:table-cell table:formula="of:=FLOOR([.A8]*0.6)" office:value-type="float" office:value="397" calcext:value-type="float">
            <text:p>397</text:p>
          </table:table-cell>
          <table:table-cell table:formula="of:=[.B8]*(1/60)" office:value-type="float" office:value="2.2" calcext:value-type="float">
            <text:p>2.2</text:p>
          </table:table-cell>
          <table:table-cell table:formula="of:=[.C8]*(1/60)" office:value-type="float" office:value="4.41666666666667" calcext:value-type="float">
            <text:p>4.41666666666667</text:p>
          </table:table-cell>
          <table:table-cell table:formula="of:=[.D8]*(1/60)" office:value-type="float" office:value="6.61666666666667" calcext:value-type="float">
            <text:p>6.61666666666667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table:formula="of:=FLOOR([.A9]*0.2)" office:value-type="float" office:value="763" calcext:value-type="float">
            <text:p>763</text:p>
          </table:table-cell>
          <table:table-cell table:formula="of:=FLOOR([.A9]*0.4)" office:value-type="float" office:value="1526" calcext:value-type="float">
            <text:p>1526</text:p>
          </table:table-cell>
          <table:table-cell table:formula="of:=FLOOR([.A9]*0.6)" office:value-type="float" office:value="2289" calcext:value-type="float">
            <text:p>2289</text:p>
          </table:table-cell>
          <table:table-cell table:formula="of:=[.B9]*(1/60)" office:value-type="float" office:value="12.7166666666667" calcext:value-type="float">
            <text:p>12.7166666666667</text:p>
          </table:table-cell>
          <table:table-cell table:formula="of:=[.C9]*(1/60)" office:value-type="float" office:value="25.4333333333333" calcext:value-type="float">
            <text:p>25.4333333333333</text:p>
          </table:table-cell>
          <table:table-cell table:formula="of:=[.D9]*(1/60)" office:value-type="float" office:value="38.15" calcext:value-type="float">
            <text:p>38.1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FLOOR([.A10]*0.2)" office:value-type="float" office:value="154" calcext:value-type="float">
            <text:p>154</text:p>
          </table:table-cell>
          <table:table-cell table:formula="of:=FLOOR([.A10]*0.4)" office:value-type="float" office:value="309" calcext:value-type="float">
            <text:p>309</text:p>
          </table:table-cell>
          <table:table-cell table:formula="of:=FLOOR([.A10]*0.6)" office:value-type="float" office:value="463" calcext:value-type="float">
            <text:p>463</text:p>
          </table:table-cell>
          <table:table-cell table:formula="of:=[.B10]*(1/60)" office:value-type="float" office:value="2.56666666666667" calcext:value-type="float">
            <text:p>2.56666666666667</text:p>
          </table:table-cell>
          <table:table-cell table:formula="of:=[.C10]*(1/60)" office:value-type="float" office:value="5.15" calcext:value-type="float">
            <text:p>5.15</text:p>
          </table:table-cell>
          <table:table-cell table:formula="of:=[.D10]*(1/60)" office:value-type="float" office:value="7.71666666666667" calcext:value-type="float">
            <text:p>7.71666666666667</text:p>
          </table:table-cell>
        </table:table-row>
        <table:table-row table:style-name="ro1">
          <table:table-cell office:value-type="float" office:value="4196" calcext:value-type="float">
            <text:p>4196</text:p>
          </table:table-cell>
          <table:table-cell table:formula="of:=FLOOR([.A11]*0.2)" office:value-type="float" office:value="839" calcext:value-type="float">
            <text:p>839</text:p>
          </table:table-cell>
          <table:table-cell table:formula="of:=FLOOR([.A11]*0.4)" office:value-type="float" office:value="1678" calcext:value-type="float">
            <text:p>1678</text:p>
          </table:table-cell>
          <table:table-cell table:formula="of:=FLOOR([.A11]*0.6)" office:value-type="float" office:value="2517" calcext:value-type="float">
            <text:p>2517</text:p>
          </table:table-cell>
          <table:table-cell table:formula="of:=[.B11]*(1/60)" office:value-type="float" office:value="13.9833333333333" calcext:value-type="float">
            <text:p>13.9833333333333</text:p>
          </table:table-cell>
          <table:table-cell table:formula="of:=[.C11]*(1/60)" office:value-type="float" office:value="27.9666666666667" calcext:value-type="float">
            <text:p>27.9666666666667</text:p>
          </table:table-cell>
          <table:table-cell table:formula="of:=[.D11]*(1/60)" office:value-type="float" office:value="41.95" calcext:value-type="float">
            <text:p>41.95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table:formula="of:=FLOOR([.A12]*0.2)" office:value-type="float" office:value="243" calcext:value-type="float">
            <text:p>243</text:p>
          </table:table-cell>
          <table:table-cell table:formula="of:=FLOOR([.A12]*0.4)" office:value-type="float" office:value="486" calcext:value-type="float">
            <text:p>486</text:p>
          </table:table-cell>
          <table:table-cell table:formula="of:=FLOOR([.A12]*0.6)" office:value-type="float" office:value="729" calcext:value-type="float">
            <text:p>729</text:p>
          </table:table-cell>
          <table:table-cell table:formula="of:=[.B12]*(1/60)" office:value-type="float" office:value="4.05" calcext:value-type="float">
            <text:p>4.05</text:p>
          </table:table-cell>
          <table:table-cell table:formula="of:=[.C12]*(1/60)" office:value-type="float" office:value="8.1" calcext:value-type="float">
            <text:p>8.1</text:p>
          </table:table-cell>
          <table:table-cell table:formula="of:=[.D12]*(1/60)" office:value-type="float" office:value="12.15" calcext:value-type="float">
            <text:p>12.15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table:formula="of:=FLOOR([.A13]*0.2)" office:value-type="float" office:value="367" calcext:value-type="float">
            <text:p>367</text:p>
          </table:table-cell>
          <table:table-cell table:formula="of:=FLOOR([.A13]*0.4)" office:value-type="float" office:value="734" calcext:value-type="float">
            <text:p>734</text:p>
          </table:table-cell>
          <table:table-cell table:formula="of:=FLOOR([.A13]*0.6)" office:value-type="float" office:value="1101" calcext:value-type="float">
            <text:p>1101</text:p>
          </table:table-cell>
          <table:table-cell table:formula="of:=[.B13]*(1/60)" office:value-type="float" office:value="6.11666666666667" calcext:value-type="float">
            <text:p>6.11666666666667</text:p>
          </table:table-cell>
          <table:table-cell table:formula="of:=[.C13]*(1/60)" office:value-type="float" office:value="12.2333333333333" calcext:value-type="float">
            <text:p>12.2333333333333</text:p>
          </table:table-cell>
          <table:table-cell table:formula="of:=[.D13]*(1/60)" office:value-type="float" office:value="18.35" calcext:value-type="float">
            <text:p>18.3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FLOOR([.A14]*0.2)" office:value-type="float" office:value="103" calcext:value-type="float">
            <text:p>103</text:p>
          </table:table-cell>
          <table:table-cell table:formula="of:=FLOOR([.A14]*0.4)" office:value-type="float" office:value="206" calcext:value-type="float">
            <text:p>206</text:p>
          </table:table-cell>
          <table:table-cell table:formula="of:=FLOOR([.A14]*0.6)" office:value-type="float" office:value="310" calcext:value-type="float">
            <text:p>310</text:p>
          </table:table-cell>
          <table:table-cell table:formula="of:=[.B14]*(1/60)" office:value-type="float" office:value="1.71666666666667" calcext:value-type="float">
            <text:p>1.71666666666667</text:p>
          </table:table-cell>
          <table:table-cell table:formula="of:=[.C14]*(1/60)" office:value-type="float" office:value="3.43333333333333" calcext:value-type="float">
            <text:p>3.43333333333333</text:p>
          </table:table-cell>
          <table:table-cell table:formula="of:=[.D14]*(1/60)" office:value-type="float" office:value="5.16666666666667" calcext:value-type="float">
            <text:p>5.16666666666667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table:formula="of:=FLOOR([.A15]*0.2)" office:value-type="float" office:value="359" calcext:value-type="float">
            <text:p>359</text:p>
          </table:table-cell>
          <table:table-cell table:formula="of:=FLOOR([.A15]*0.4)" office:value-type="float" office:value="718" calcext:value-type="float">
            <text:p>718</text:p>
          </table:table-cell>
          <table:table-cell table:formula="of:=FLOOR([.A15]*0.6)" office:value-type="float" office:value="1077" calcext:value-type="float">
            <text:p>1077</text:p>
          </table:table-cell>
          <table:table-cell table:formula="of:=[.B15]*(1/60)" office:value-type="float" office:value="5.98333333333333" calcext:value-type="float">
            <text:p>5.98333333333333</text:p>
          </table:table-cell>
          <table:table-cell table:formula="of:=[.C15]*(1/60)" office:value-type="float" office:value="11.9666666666667" calcext:value-type="float">
            <text:p>11.9666666666667</text:p>
          </table:table-cell>
          <table:table-cell table:formula="of:=[.D15]*(1/60)" office:value-type="float" office:value="17.95" calcext:value-type="float">
            <text:p>17.9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FLOOR([.A16]*0.2)" office:value-type="float" office:value="161" calcext:value-type="float">
            <text:p>161</text:p>
          </table:table-cell>
          <table:table-cell table:formula="of:=FLOOR([.A16]*0.4)" office:value-type="float" office:value="323" calcext:value-type="float">
            <text:p>323</text:p>
          </table:table-cell>
          <table:table-cell table:formula="of:=FLOOR([.A16]*0.6)" office:value-type="float" office:value="484" calcext:value-type="float">
            <text:p>484</text:p>
          </table:table-cell>
          <table:table-cell table:formula="of:=[.B16]*(1/60)" office:value-type="float" office:value="2.68333333333333" calcext:value-type="float">
            <text:p>2.68333333333333</text:p>
          </table:table-cell>
          <table:table-cell table:formula="of:=[.C16]*(1/60)" office:value-type="float" office:value="5.38333333333333" calcext:value-type="float">
            <text:p>5.38333333333333</text:p>
          </table:table-cell>
          <table:table-cell table:formula="of:=[.D16]*(1/60)" office:value-type="float" office:value="8.06666666666667" calcext:value-type="float">
            <text:p>8.0666666666666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FLOOR([.A17]*0.2)" office:value-type="float" office:value="396" calcext:value-type="float">
            <text:p>396</text:p>
          </table:table-cell>
          <table:table-cell table:formula="of:=FLOOR([.A17]*0.4)" office:value-type="float" office:value="792" calcext:value-type="float">
            <text:p>792</text:p>
          </table:table-cell>
          <table:table-cell table:formula="of:=FLOOR([.A17]*0.6)" office:value-type="float" office:value="1188" calcext:value-type="float">
            <text:p>1188</text:p>
          </table:table-cell>
          <table:table-cell table:formula="of:=[.B17]*(1/60)" office:value-type="float" office:value="6.6" calcext:value-type="float">
            <text:p>6.6</text:p>
          </table:table-cell>
          <table:table-cell table:formula="of:=[.C17]*(1/60)" office:value-type="float" office:value="13.2" calcext:value-type="float">
            <text:p>13.2</text:p>
          </table:table-cell>
          <table:table-cell table:formula="of:=[.D17]*(1/60)"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FLOOR([.A18]*0.2)" office:value-type="float" office:value="51" calcext:value-type="float">
            <text:p>51</text:p>
          </table:table-cell>
          <table:table-cell table:formula="of:=FLOOR([.A18]*0.4)" office:value-type="float" office:value="102" calcext:value-type="float">
            <text:p>102</text:p>
          </table:table-cell>
          <table:table-cell table:formula="of:=FLOOR([.A18]*0.6)" office:value-type="float" office:value="153" calcext:value-type="float">
            <text:p>153</text:p>
          </table:table-cell>
          <table:table-cell table:formula="of:=[.B18]*(1/60)" office:value-type="float" office:value="0.85" calcext:value-type="float">
            <text:p>0.85</text:p>
          </table:table-cell>
          <table:table-cell table:formula="of:=[.C18]*(1/60)" office:value-type="float" office:value="1.7" calcext:value-type="float">
            <text:p>1.7</text:p>
          </table:table-cell>
          <table:table-cell table:formula="of:=[.D18]*(1/60)"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table:formula="of:=FLOOR([.A19]*0.2)" office:value-type="float" office:value="480" calcext:value-type="float">
            <text:p>480</text:p>
          </table:table-cell>
          <table:table-cell table:formula="of:=FLOOR([.A19]*0.4)" office:value-type="float" office:value="960" calcext:value-type="float">
            <text:p>960</text:p>
          </table:table-cell>
          <table:table-cell table:formula="of:=FLOOR([.A19]*0.6)" office:value-type="float" office:value="1440" calcext:value-type="float">
            <text:p>1440</text:p>
          </table:table-cell>
          <table:table-cell table:formula="of:=[.B19]*(1/60)" office:value-type="float" office:value="8" calcext:value-type="float">
            <text:p>8</text:p>
          </table:table-cell>
          <table:table-cell table:formula="of:=[.C19]*(1/60)" office:value-type="float" office:value="16" calcext:value-type="float">
            <text:p>16</text:p>
          </table:table-cell>
          <table:table-cell table:formula="of:=[.D19]*(1/6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FLOOR([.A20]*0.2)" office:value-type="float" office:value="81" calcext:value-type="float">
            <text:p>81</text:p>
          </table:table-cell>
          <table:table-cell table:formula="of:=FLOOR([.A20]*0.4)" office:value-type="float" office:value="162" calcext:value-type="float">
            <text:p>162</text:p>
          </table:table-cell>
          <table:table-cell table:formula="of:=FLOOR([.A20]*0.6)" office:value-type="float" office:value="244" calcext:value-type="float">
            <text:p>244</text:p>
          </table:table-cell>
          <table:table-cell table:formula="of:=[.B20]*(1/60)" office:value-type="float" office:value="1.35" calcext:value-type="float">
            <text:p>1.35</text:p>
          </table:table-cell>
          <table:table-cell table:formula="of:=[.C20]*(1/60)" office:value-type="float" office:value="2.7" calcext:value-type="float">
            <text:p>2.7</text:p>
          </table:table-cell>
          <table:table-cell table:formula="of:=[.D20]*(1/60)" office:value-type="float" office:value="4.06666666666667" calcext:value-type="float">
            <text:p>4.0666666666666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formula="of:=SUM([.E1:.G20])" office:value-type="float" office:value="799.633333333333" calcext:value-type="float">
            <text:p>799.6333333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6:29:30.361259300</meta:creation-date>
    <dc:date>2017-09-26T17:10:12.024354052</dc:date>
    <meta:editing-duration>PT30M31S</meta:editing-duration>
    <meta:editing-cycles>1</meta:editing-cycles>
    <meta:document-statistic meta:table-count="1" meta:cell-count="141" meta:object-count="0"/>
    <meta:generator>LibreOffice/5.2.7.2$Linux_X86_64 LibreOffice_project/20m0$Build-2</meta:generator>
  </office:meta>
</office:document-meta>
</file>